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1de90" officeooo:paragraph-rsid="0011de90"/>
    </style:style>
    <style:style style:name="P2" style:family="paragraph" style:parent-style-name="Standard">
      <style:text-properties officeooo:rsid="00131cac" officeooo:paragraph-rsid="00131cac"/>
    </style:style>
    <style:style style:name="P3" style:family="paragraph" style:parent-style-name="Standard">
      <style:text-properties officeooo:rsid="0015abfa" officeooo:paragraph-rsid="0015abfa"/>
    </style:style>
    <style:style style:name="P4" style:family="paragraph" style:parent-style-name="Standard">
      <style:text-properties officeooo:rsid="001676f4" officeooo:paragraph-rsid="001676f4"/>
    </style:style>
    <style:style style:name="T1" style:family="text">
      <style:text-properties officeooo:rsid="0013cf07"/>
    </style:style>
    <style:style style:name="T2" style:family="text">
      <style:text-properties officeooo:rsid="0016e0e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25: </text:p>
      <text:p text:style-name="P1"/>
      <text:p text:style-name="P1">First attempt at neural network finished. It is composed of 28 inputs, 2 hidden layers of 32 nodes each and one output node. Forwards passes seem to work great. The total 2017 values are stored and retrieved from a database. I implemented a function to create 64 networks and have them by a tournament where the best network would be randomly mutated for the next generation. This however seems to create (after 1000 iterations) progressively worse networks. Will need to investigate. Could be training to play against itself. Will update the Tournament function to allow multiple top players to be mutated. </text:p>
      <text:p text:style-name="P1"/>
      <text:p text:style-name="P1">Idea: (1 &amp; 2 = new random networks, 3 = past winner, 4 – 32 = mutations, 33 – 48 = mutations of second, 49-64 = mutations of 3 and fourth)</text:p>
      <text:p text:style-name="P1"/>
      <text:p text:style-name="P2">8/28:</text:p>
      <text:p text:style-name="P2"/>
      <text:p text:style-name="P2">Finished the second run and got some good data(see Data File: run 2). a couple of interesting things. First, sometimes the model seems to decline between archived iterations. Not sure why this is, but wondering if it has to do with match length and randomness their. Run three will have best of 21. It was also not 50/50 when playing against itself. This means my method of making player 1 &amp; 2 the same did not work (I was negating the output.) Two potential solves are to simply subtract from 1 for player two, or to translate inputs from player 2 to look like the <text:span text:style-name="T1">those of player 1s. I took the second approach. Will see how run three goes. </text:span></text:p>
      <text:p text:style-name="P2"/>
      <text:p text:style-name="P3">8/29:</text:p>
      <text:p text:style-name="P3"/>
      <text:p text:style-name="P3">Big Improvements! I just implemented the changes I mentioned above and have been running the tournament program during today. It is taking much longer, but that seems to be paying off. A1 went 900 to 100 against random and A100 went 986 to 14! will see if it is able to improve further. I should also try to implement some multiprocessing to speed things up. Also need to clean up the print functions and create a better way to easily benchmark all the networks. </text:p>
      <text:p text:style-name="P3"/>
      <text:p text:style-name="P4">8/31: </text:p>
      <text:p text:style-name="P4"/>
      <text:p text:style-name="P4">I have continued run 3 or the tournament and we are currently just past iteration 400. A200 was a further improvement doing even better, but since them things have seemed to go downhill. Both 300 and 400 have shown continued decreases in performance both against random and previous versions. <text:span text:style-name="T2">Most striking if the progress vs. PBP where the win ratio has declined almost back to A1 levels</text:span> <text:span text:style-name="T2">in a giant inverted “V”. </text:span>Not sure what to make of all of this. Still need to make performance improvements to more easily run more and better test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5T20:43:55.392000000</meta:creation-date>
    <dc:date>2023-08-31T22:31:27.642000000</dc:date>
    <meta:editing-duration>PT22M52S</meta:editing-duration>
    <meta:editing-cycles>6</meta:editing-cycles>
    <meta:generator>LibreOffice/7.4.0.3$Windows_X86_64 LibreOffice_project/f85e47c08ddd19c015c0114a68350214f7066f5a</meta:generator>
    <meta:document-statistic meta:table-count="0" meta:image-count="0" meta:object-count="0" meta:page-count="1" meta:paragraph-count="9" meta:word-count="433" meta:character-count="2412" meta:non-whitespace-character-count="1980"/>
  </office:meta>
</office:document-meta>
</file>